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8026" officeooo:paragraph-rsid="00168026"/>
    </style:style>
    <style:style style:name="T1" style:family="text">
      <style:text-properties officeooo:rsid="0016c4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Technik entwickelt sich rasant weiter. Wenn wir nur zehn Jahre in die Vergangenheit schauen wird diese unglaubliche Entwicklung sichtbar. Doch die Entwicklung des Menschen scheint stehen zu bleiben. Wir führen weiterhin Krieg, geben uns dem Konsumzwang hin und beuten Andere und die Welt schonungslos aus. Das Verhalten ist das Selbe wie es bereits in der Vergangenheit praktiziert wurde, jedoch werden die Werkzeuge um unsere Umwelt zu beeinflussen immer mächtiger. Die ersten Konsequenzen sind bereits für alle spür- und sichtbar. Der Klimawandel zeigt mehr und mehr sein Gesicht und die Folgen sind nicht abschätzbar. Was kann jedoch ein einzelner tun um all dies in eine neue Richtung zu lenken. <text:span text:style-name="T1">Oft fühlen wir uns machtlos diesen Entwicklungen gegenübergestellt. Doch es beginnt bei jedem Einzel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3-11T07:36:00.979000000</dc:date>
    <meta:editing-duration>PT2M57S</meta:editing-duration>
    <meta:editing-cycles>1</meta:editing-cycles>
    <meta:document-statistic meta:table-count="0" meta:image-count="0" meta:object-count="0" meta:page-count="1" meta:paragraph-count="1" meta:word-count="123" meta:character-count="808" meta:non-whitespace-character-count="686"/>
    <meta:generator>LibreOffice/4.4.5.2$Windows_x86 LibreOffice_project/a22f674fd25a3b6f45bdebf25400ed2adff0ff99</meta:generator>
  </office:meta>
</office:document-meta>
</file>